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520000017D2B9B046443A2DA5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Lohit Devanagari3" svg:font-family="'Lohit Devanagari'"/>
    <style:font-face style:name="Times New Roman" svg:font-family="'Times New Roman'"/>
    <style:font-face style:name="Liberation Serif1" svg:font-family="'Liberation Serif'" style:font-adornments="Regular" style:font-family-generic="roman"/>
    <style:font-face style:name="Arial" svg:font-family="Arial" style:font-pitch="variable"/>
    <style:font-face style:name="Lohit Devanagari1" svg:font-family="'Lohit Devanagari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785in" fo:margin-left="0.0146in" table:align="left" fo:background-color="transparent">
        <style:background-image/>
      </style:table-properties>
    </style:style>
    <style:style style:name="Table1.A" style:family="table-column">
      <style:table-column-properties style:column-width="1.859in"/>
    </style:style>
    <style:style style:name="Table1.B" style:family="table-column">
      <style:table-column-properties style:column-width="0.9951in"/>
    </style:style>
    <style:style style:name="Table1.C" style:family="table-column">
      <style:table-column-properties style:column-width="1.1076in"/>
    </style:style>
    <style:style style:name="Table1.D" style:family="table-column">
      <style:table-column-properties style:column-width="1.0444in"/>
    </style:style>
    <style:style style:name="Table1.E" style:family="table-column">
      <style:table-column-properties style:column-width="0.5597in"/>
    </style:style>
    <style:style style:name="Table1.F" style:family="table-column">
      <style:table-column-properties style:column-width="1.1125in"/>
    </style:style>
    <style:style style:name="Table1.1" style:family="table-row">
      <style:table-row-properties fo:background-color="#b2b2b2">
        <style:background-image/>
      </style:table-row-properties>
    </style:style>
    <style:style style:name="Table1.A1" style:family="table-cell">
      <style:table-cell-properties fo:background-color="#b2b2b2" fo:padding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F1" style:family="table-cell">
      <style:table-cell-properties fo:background-color="#b2b2b2" fo:padding="0.0201in" fo:border="0.05pt solid #000000" style:writing-mode="page">
        <style:background-image/>
      </style:table-cell-properties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background-color="#b2b2b2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F3" style:family="table-cell">
      <style:table-cell-properties fo:background-color="#b2b2b2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4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style:vertical-align="bottom"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style:font-name="Liberation Serif" fo:font-size="8pt" officeooo:paragraph-rsid="004d4cdd" style:font-size-asian="8pt" style:font-size-complex="8pt"/>
    </style:style>
    <style:style style:name="P2" style:family="paragraph" style:parent-style-name="Standard">
      <style:text-properties style:font-name="Liberation Serif" fo:font-size="8pt" officeooo:paragraph-rsid="006e9b18" style:font-size-asian="8pt" style:font-size-complex="8pt"/>
    </style:style>
    <style:style style:name="P3" style:family="paragraph" style:parent-style-name="Standard">
      <style:text-properties style:font-name="Liberation Serif" fo:font-size="10pt" officeooo:rsid="000c00ca" officeooo:paragraph-rsid="000a66d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0pt" officeooo:paragraph-rsid="004d4cdd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0pt" fo:font-weight="bold" officeooo:rsid="005dc0c6" officeooo:paragraph-rsid="004d4cd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Liberation Serif" fo:font-size="10pt" fo:font-weight="bold" officeooo:paragraph-rsid="004d4cd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0pt" fo:language="en" fo:country="GB" officeooo:paragraph-rsid="004d4cdd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0pt" fo:language="en" fo:country="GB" officeooo:rsid="005277fd" officeooo:paragraph-rsid="005277fd" style:font-size-asian="10pt" style:font-size-complex="10pt"/>
    </style:style>
    <style:style style:name="P9" style:family="paragraph" style:parent-style-name="Standard">
      <style:text-properties style:font-name="Liberation Serif" officeooo:paragraph-rsid="000a66de"/>
    </style:style>
    <style:style style:name="P10" style:family="paragraph" style:parent-style-name="Standard">
      <style:text-properties style:font-name="Liberation Serif" officeooo:rsid="001641bc" officeooo:paragraph-rsid="000a66de"/>
    </style:style>
    <style:style style:name="P11" style:family="paragraph" style:parent-style-name="Standard">
      <style:text-properties style:font-name="Liberation Serif" fo:font-size="12pt" officeooo:rsid="000c00ca" officeooo:paragraph-rsid="000a66de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Liberation Serif" fo:font-size="10pt" fo:font-weight="bold" officeooo:rsid="002edff0" officeooo:paragraph-rsid="004d4cdd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bold" officeooo:rsid="002edff0" officeooo:paragraph-rsid="004d4cdd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0pt" fo:font-weight="bold" officeooo:rsid="0081f3dd" officeooo:paragraph-rsid="004d4cdd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Liberation Serif" fo:font-size="10pt" fo:font-weight="bold" officeooo:rsid="0081f3dd" officeooo:paragraph-rsid="004d4cdd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0pt" fo:font-weight="bold" officeooo:rsid="005277fd" officeooo:paragraph-rsid="005277fd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Liberation Serif" fo:font-size="10pt" fo:font-weight="normal" officeooo:paragraph-rsid="004d4cdd" fo:background-color="transparent" style:font-name-asian="Times New Roman" style:font-size-asian="10pt" style:font-weight-asian="normal" style:font-name-complex="Times New Roman" style:font-size-complex="10pt" style:font-weight-complex="normal"/>
    </style:style>
    <style:style style:name="P18" style:family="paragraph" style:parent-style-name="Standard">
      <style:text-properties officeooo:paragraph-rsid="002f5942"/>
    </style:style>
    <style:style style:name="P19" style:family="paragraph" style:parent-style-name="Standard">
      <style:text-properties officeooo:paragraph-rsid="003146a3"/>
    </style:style>
    <style:style style:name="P20" style:family="paragraph" style:parent-style-name="Standard">
      <style:text-properties officeooo:paragraph-rsid="006e9b18"/>
    </style:style>
    <style:style style:name="P21" style:family="paragraph" style:parent-style-name="Table_20_Contents">
      <style:text-properties style:font-name="Liberation Serif" fo:font-size="10pt" fo:font-weight="bold" officeooo:rsid="0088abda" officeooo:paragraph-rsid="004d4cd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10pt" officeooo:paragraph-rsid="004d4cdd" style:font-size-asian="10pt" style:font-size-complex="10pt"/>
    </style:style>
    <style:style style:name="P23" style:family="paragraph" style:parent-style-name="Table_20_Contents">
      <style:text-properties style:font-name="Liberation Serif" fo:font-size="10pt" officeooo:paragraph-rsid="004d4cdd" style:font-size-asian="10pt" style:font-size-complex="10pt"/>
    </style:style>
    <style:style style:name="P24" style:family="paragraph" style:parent-style-name="Footer">
      <style:paragraph-properties fo:text-align="end" style:justify-single-word="false"/>
      <style:text-properties officeooo:paragraph-rsid="006ce0f4"/>
    </style:style>
    <style:style style:name="P25" style:family="paragraph" style:parent-style-name="Footer">
      <style:paragraph-properties fo:text-align="end" style:justify-single-word="false"/>
      <style:text-properties officeooo:paragraph-rsid="007c8380"/>
    </style:style>
    <style:style style:name="P26" style:family="paragraph" style:parent-style-name="Standard">
      <style:text-properties style:font-name="Liberation Serif" fo:font-size="8pt" officeooo:paragraph-rsid="007c8380" style:font-size-asian="8pt" style:font-size-complex="8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7.5pt" officeooo:paragraph-rsid="000a66de" style:font-size-asian="17.5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3.5pt" officeooo:paragraph-rsid="000a66de" style:font-size-asian="13.5pt"/>
    </style:style>
    <style:style style:name="P29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30" style:family="paragraph">
      <style:paragraph-properties fo:text-align="start"/>
      <style:text-properties fo:color="#000000" style:font-name="Liberation Serif1" fo:font-size="10pt"/>
    </style:style>
    <style:style style:name="P31" style:family="paragraph">
      <loext:graphic-properties draw:fill="none" draw:fill-color="#ffffff"/>
      <style:paragraph-properties style:writing-mode="lr-tb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style:font-name="Liberation Serif" fo:font-size="10pt" style:font-size-asian="10pt" style:font-size-complex="10pt"/>
    </style:style>
    <style:style style:name="P33" style:family="paragraph">
      <loext:graphic-properties draw:fill="none" draw:fill-color="#ffffff"/>
      <style:paragraph-properties style:writing-mode="lr-tb"/>
      <style:text-properties fo:color="#000000" style:font-name="Liberation Serif" fo:font-size="10pt" style:font-name-asian="Arial1" style:font-size-asian="10pt" style:font-name-complex="Arial1" style:font-size-complex="10pt"/>
    </style:style>
    <style:style style:name="P34" style:family="paragraph">
      <style:paragraph-properties fo:text-align="center"/>
    </style:style>
    <style:style style:name="P35" style:family="paragraph">
      <loext:graphic-properties draw:fill="none" draw:fill-color="#ffffff"/>
      <style:paragraph-properties fo:text-align="center" style:writing-mode="lr-tb"/>
      <style:text-properties fo:color="#c9211e" style:font-name="Liberation Serif" fo:font-size="10pt" fo:font-weight="normal" style:font-size-asian="10pt" style:font-weight-asian="normal" style:font-size-complex="10pt" style:font-weight-complex="normal"/>
    </style:style>
    <style:style style:name="P36" style:family="paragraph">
      <style:paragraph-properties fo:text-align="start"/>
    </style:style>
    <style:style style:name="P37" style:family="paragraph">
      <loext:graphic-properties draw:fill="none" draw:fill-color="#ffffff"/>
      <style:paragraph-properties fo:text-align="start" style:writing-mode="lr-tb"/>
      <style:text-properties style:font-name="Liberation Serif" fo:background-color="#ffff00"/>
    </style:style>
    <style:style style:name="P38" style:family="paragraph">
      <style:paragraph-properties fo:line-height="100%"/>
    </style:style>
    <style:style style:name="P39" style:family="paragraph">
      <loext:graphic-properties draw:fill="none" draw:fill-color="#ffffff"/>
      <style:paragraph-properties fo:text-align="start" style:writing-mode="lr-tb"/>
      <style:text-properties style:font-name="Liberation Serif" fo:font-size="10pt" fo:background-color="#ffff00" style:font-size-asian="10pt" style:font-size-complex="10pt"/>
    </style:style>
    <style:style style:name="P40" style:family="paragraph">
      <loext:graphic-properties draw:fill="none" draw:fill-color="#ffffff"/>
      <style:paragraph-properties fo:text-align="start" style:writing-mode="lr-tb"/>
      <style:text-properties style:font-name="Liberation Serif" fo:font-size="10pt" style:font-size-asian="10pt" style:font-size-complex="10pt"/>
    </style:style>
    <style:style style:name="T1" style:family="text">
      <style:text-properties officeooo:rsid="00675ab7"/>
    </style:style>
    <style:style style:name="T2" style:family="text">
      <style:text-properties officeooo:rsid="004d101b"/>
    </style:style>
    <style:style style:name="T3" style:family="text">
      <style:text-properties officeooo:rsid="000d1074"/>
    </style:style>
    <style:style style:name="T4" style:family="text">
      <style:text-properties officeooo:rsid="000d231b"/>
    </style:style>
    <style:style style:name="T5" style:family="text">
      <style:text-properties style:use-window-font-color="true" officeooo:rsid="002edff0" fo:background-color="transparent" loext:char-shading-value="0" style:font-name-asian="Times New Roman" style:font-name-complex="Times New Roman"/>
    </style:style>
    <style:style style:name="T6" style:family="text">
      <style:text-properties style:use-window-font-color="true" officeooo:rsid="0031673d" fo:background-color="transparent" loext:char-shading-value="0" style:font-name-asian="Times New Roman" style:font-name-complex="Times New Roman"/>
    </style:style>
    <style:style style:name="T7" style:family="text">
      <style:text-properties officeooo:rsid="00417590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officeooo:rsid="008a14b5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Liberation Serif" fo:font-size="10pt" style:font-size-asian="10pt" style:font-size-complex="10pt"/>
    </style:style>
    <style:style style:name="T14" style:family="text">
      <style:text-properties style:font-name="Liberation Serif" fo:font-size="10pt" fo:background-color="transparent" style:font-size-asian="10pt" style:font-size-complex="10pt"/>
    </style:style>
    <style:style style:name="T15" style:family="text">
      <style:text-properties fo:color="#000000" style:font-name="Liberation Serif" fo:font-size="10pt" style:font-name-asian="Arial1" style:font-size-asian="10pt" style:font-name-complex="Arial1" style:font-size-complex="10pt"/>
    </style:style>
    <style:style style:name="T16" style:family="text">
      <style:text-properties fo:color="#c9211e" style:font-name="Liberation Serif" fo:font-size="10pt" fo:font-weight="bold" style:font-size-asian="10pt" style:font-weight-asian="bold" style:font-size-complex="10pt" style:font-weight-complex="bold"/>
    </style:style>
    <style:style style:name="T17" style:family="text">
      <style:text-properties fo:color="#c9211e" style:font-name="Liberation Serif"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color="#000000" style:font-name="Liberation Serif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19" style:family="text">
      <style:text-properties style:font-name="Liberation Serif" fo:font-size="10pt" fo:font-weight="bold" style:font-size-asian="10pt" style:font-weight-asian="bold" style:font-name-complex="Arial2" style:font-size-complex="10pt" style:font-weight-complex="bold"/>
    </style:style>
    <style:style style:name="T20" style:family="text">
      <style:text-properties style:font-name="Liberation Serif" fo:font-size="10pt" style:font-size-asian="10pt" style:font-name-complex="Arial2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fo:background-color="#ffffff"/>
    </style:style>
    <style:style style:name="gr4" style:family="graphic">
      <style:graphic-properties draw:stroke="none" svg:stroke-color="#000000" draw:fill="none" draw:fill-color="#ffffff" fo:min-height="0.2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4165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4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3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4654in" style:run-through="foreground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5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6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8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textarea-vertical-align="top" fo:background-color="#ffffff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radio form:name="VOB/B" form:control-implementation="ooo:com.sun.star.form.component.RadioButton" xml:id="control1" form:id="control1" form:label="VOB/B" form:tab-stop="true" form:tab-index="1" form:visual-effect="flat" form:input-required="false" formx:group-name="VOB/VOL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VOB/L" form:control-implementation="ooo:com.sun.star.form.component.RadioButton" xml:id="control2" form:id="control2" form:label="VOB/L" form:tab-stop="true" form:tab-index="2" form:visual-effect="flat" form:input-required="false" formx:group-name="VOB/VOL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heckbox form:name="Havarie" form:control-implementation="ooo:com.sun.star.form.component.CheckBox" xml:id="control3" form:id="control3" form:label="Havarie" form:tab-index="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Zeitvertrag" form:control-implementation="ooo:com.sun.star.form.component.CheckBox" xml:id="control4" form:id="control4" form:label="Zeitvertrag" form:tab-index="3" form:visual-effect="flat" form:input-required="false" form: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ndeshaup<text:span text:style-name="T4">t</text:span>stadt Magdeburg – 3<text:span text:style-name="T7">9</text:span>090 Magdeburg</text:p>
      <text:p text:style-name="P11"><draw:frame text:anchor-type="paragraph" draw:z-index="2" draw:name="Textrahmen 1" draw:style-name="gr14" draw:text-style-name="P32" svg:width="3.8689in" svg:height="0.8406in" svg:x="0.0102in" svg:y="0.1366in"><draw:text-box><text:p><text:span text:style-name="T20">{supplier_name}</text:span><text:span text:style-name="T20"><text:line-break/></text:span><text:span text:style-name="T20">{supplier_address}</text:span><text:span text:style-name="T20"><text:line-break/></text:span><text:span text:style-name="T20">{supplier_postcode} {supplier_town}</text:span><text:span text:style-name="T20"><text:line-break/></text:span><text:span text:style-name="T20">{supplier_country}</text:span></text:p></draw:text-box></draw:frame><draw:frame text:anchor-type="paragraph" draw:z-index="3" draw:name="Textrahmen 2" draw:style-name="gr13" draw:text-style-name="P40" svg:width="2.6142in" svg:height="0.6252in" svg:x="4.0299in" svg:y="0.0874in"><draw:text-box><text:p text:style-name="P36"><text:span text:style-name="T19">Fachbereich Schule und Sport</text:span></text:p><text:p text:style-name="P36"><text:span text:style-name="T20">G.-Hauptmann-Str. 24-26</text:span></text:p><text:p text:style-name="P36"><text:span text:style-name="T20">39108 Magdeburg</text:span></text:p></draw:text-box></draw:frame></text:p>
      <text:p text:style-name="P11"/>
      <text:p text:style-name="P9"/>
      <text:p text:style-name="P10"/>
      <text:p text:style-name="P10"><draw:frame text:anchor-type="char" draw:z-index="4" draw:name="Textrahmen 4" draw:style-name="gr12" draw:text-style-name="P39" svg:width="2.8685in" svg:height="0.5441in" svg:x="4.011in" svg:y="0.0252in"><draw:text-box><text:p text:style-name="P36"><text:span text:style-name="T14">Bearbeitet durch / E-MAIL</text:span></text:p><text:p><text:span text:style-name="T15">{sender}</text:span></text:p><text:p><text:span text:style-name="T15">{sender_email}</text:span></text:p></draw:text-box></draw:frame></text:p>
      <text:p text:style-name="P10"/>
      <text:p text:style-name="P10"/>
      <text:p text:style-name="P10"><draw:frame text:anchor-type="paragraph" draw:z-index="16" draw:name="Shape1_0" draw:style-name="gr1" draw:text-style-name="P29" svg:width="1.7713in" svg:height="0.3024in" svg:x="1.961in" svg:y="0.0882in"><draw:text-box><text:p><text:span text:style-name="T11">Bitte in Rechnung angeben!</text:span></text:p></draw:text-box></draw:frame><draw:g text:anchor-type="char" draw:z-index="5" draw:name="DrawObject3" draw:style-name="gr10"><draw:frame draw:name="Textrahmen 3_1" draw:style-name="gr11" draw:text-style-name="P37" svg:width="1.4252in" svg:height="0.4657in" svg:x="3.9835in" svg:y="0.0709in"><draw:text-box><text:p text:style-name="P36"><text:span text:style-name="T14">Telefon</text:span></text:p><text:p text:style-name="P36"><text:span text:style-name="T14">{sender_phone}</text:span></text:p></draw:text-box></draw:frame><draw:frame draw:name="Textrahmen 5_1" draw:style-name="gr11" draw:text-style-name="P39" svg:width="1.4252in" svg:height="0.4657in" svg:x="5.4933in" svg:y="0.1008in"><draw:text-box><text:p text:style-name="P36"><text:span text:style-name="T14">Auftragsdatum</text:span></text:p><text:p text:style-name="P38"><text:span text:style-name="T18">{date_order}</text:span></text:p></draw:text-box></draw:frame></draw:g><draw:frame text:anchor-type="char" draw:z-index="7" draw:name="Textrahmen 7" draw:style-name="gr8" draw:text-style-name="P33" svg:width="1.6713in" svg:height="0.4803in" svg:x="0.0299in" svg:y="0.102in"><draw:text-box><text:p><text:span text:style-name="T15">HH-J | KST / FB | lfd. Nr. <text:s text:c="3"/></text:span></text:p><text:p><text:span text:style-name="T15">{num_order}</text:span></text:p></draw:text-box></draw:frame></text:p>
      <text:p text:style-name="P10"/>
      <text:p text:style-name="P10"/>
      <text:p text:style-name="P10"><draw:frame text:anchor-type="char" draw:z-index="6" draw:name="Textrahmen 6" draw:style-name="gr9" draw:text-style-name="P35" svg:width="2.8496in" svg:height="0.3295in" svg:x="3.9835in" svg:y="0.152in"><draw:text-box><text:p text:style-name="P34"><text:span text:style-name="T16">RECHNUNG AN </text:span></text:p><text:p text:style-name="P34"><text:span text:style-name="T17">rechnung@kas.magdeburg.de</text:span></text:p></draw:text-box></draw:frame></text:p>
      <text:p text:style-name="P10"><draw:g text:anchor-type="paragraph" draw:z-index="15" draw:name="DrawObject4" draw:style-name="gr2"><draw:control draw:name="Steuerelement 4_1" draw:style-name="gr3" draw:text-style-name="P30" svg:width="1.1732in" svg:height="0.2205in" svg:x="1.7161in" svg:y="0.1626in" draw:control="control4"/><draw:control draw:name="Steuerelement 5_1" draw:style-name="gr3" draw:text-style-name="P30" svg:width="1.1496in" svg:height="0.2177in" svg:x="2.9114in" svg:y="0.1634in" draw:control="control3"/></draw:g><draw:frame text:anchor-type="paragraph" draw:z-index="14" draw:name="Textrahmen 8" draw:style-name="gr4" draw:text-style-name="P31" svg:width="1.3213in" svg:height="0.2079in" svg:x="0.0299in" svg:y="-0.1075in"><draw:text-box><text:p><text:span text:style-name="T12">Auftrag nach:</text:span></text:p></draw:text-box></draw:frame></text:p>
      <text:p text:style-name="P18"><draw:control text:anchor-type="as-char" draw:z-index="0" draw:name="Steuerelement 2" draw:style-name="gr15" draw:text-style-name="P30" svg:width="0.7953in" svg:height="0.2661in" draw:control="control1"/><draw:control text:anchor-type="as-char" draw:z-index="1" draw:name="Steuerelement 3" draw:style-name="gr15" draw:text-style-name="P30" svg:width="0.7953in" svg:height="0.2661in" draw:control="control2"/></text:p>
      <text:p text:style-name="P19"><draw:frame text:anchor-type="char" draw:z-index="8" draw:name="Textrahmen 9_1" draw:style-name="gr7" draw:text-style-name="P32" svg:width="2.1476in" svg:height="0.4169in" svg:x="0.0043in" svg:y="0.1646in"><draw:text-box><text:p><text:span text:style-name="T13">KST</text:span></text:p><text:p><text:span text:style-name="T14">{kost_stelle}</text:span></text:p></draw:text-box></draw:frame><draw:frame text:anchor-type="char" draw:z-index="9" draw:name="Textrahmen 10_1" draw:style-name="gr7" draw:text-style-name="P32" svg:width="2.8634in" svg:height="0.4169in" svg:x="2.0618in" svg:y="0.1646in"><draw:text-box><text:p><text:span text:style-name="T13">Sachkonto / Investitions-Nr.</text:span></text:p><text:p><text:span text:style-name="T14">{budgettypes_name}</text:span></text:p></draw:text-box></draw:frame></text:p>
      <text:p text:style-name="P10"/>
      <text:p text:style-name="P10"><draw:frame text:anchor-type="char" draw:z-index="10" draw:name="Textrahmen 11" draw:style-name="gr6" draw:text-style-name="P32" svg:width="6.5386in" svg:height="0.2453in" svg:x="0.0299in" svg:y="0.261in"><draw:text-box><text:p><text:span text:style-name="T13">Maßnahme: </text:span><text:span text:style-name="T13"><text:tab/></text:span><text:span text:style-name="T13"><text:tab/></text:span><text:span text:style-name="T13"><text:tab/></text:span><text:span text:style-name="T14">{order_name}</text:span></text:p></draw:text-box></draw:frame></text:p>
      <text:p text:style-name="P10"/>
      <text:p text:style-name="P10"><draw:frame text:anchor-type="char" draw:z-index="12" draw:name="Textrahmen 13" draw:style-name="gr6" draw:text-style-name="P32" svg:width="6.5386in" svg:height="0.2453in" svg:x="0.0299in" svg:y="0.1217in"><draw:text-box><text:p><text:span text:style-name="T13">Objekt:</text:span><text:span text:style-name="T13"><text:tab/></text:span><text:span text:style-name="T13"> </text:span><text:span text:style-name="T13"><text:tab/></text:span><text:span text:style-name="T13"><text:tab/></text:span><text:span text:style-name="T13"><text:tab/></text:span><text:span text:style-name="T13">{entity_name}</text:span></text:p></draw:text-box></draw:frame></text:p>
      <text:p text:style-name="P10"><draw:frame text:anchor-type="char" draw:z-index="11" draw:name="Textrahmen 12" draw:style-name="gr6" draw:text-style-name="P32" svg:width="6.5386in" svg:height="0.2453in" svg:x="0.0299in" svg:y="0.2047in"><draw:text-box><text:p><text:span text:style-name="T13">Lieferanschrift: </text:span><text:span text:style-name="T13"><text:tab/></text:span><text:span text:style-name="T13"><text:tab/></text:span><text:span text:style-name="T13"><text:tab/></text:span><text:span text:style-name="T13">{entity_address}, </text:span><text:span text:style-name="T13">{entity_postcode}, {entity_town}</text:span></text:p></draw:text-box></draw:frame></text:p>
      <text:p text:style-name="P10"/>
      <text:p text:style-name="P10"><draw:frame text:anchor-type="char" draw:z-index="13" draw:name="Textrahmen 14" draw:style-name="gr5" draw:text-style-name="P32" svg:width="3.9157in" svg:height="0.2835in" svg:x="0.0299in" svg:y="0.1228in"><draw:text-box><text:p><text:span text:style-name="T13">Wir erteilen Ihnen hiermit den Auftrag von: </text:span></text:p></draw:text-box></draw:frame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3">Beschreibung</text:p>
          </table:table-cell>
          <table:table-cell table:style-name="Table1.A1" office:value-type="string">
            <text:p text:style-name="P16">Typ</text:p>
          </table:table-cell>
          <table:table-cell table:style-name="Table1.A1" office:value-type="string">
            <text:p text:style-name="P12">Referenz</text:p>
          </table:table-cell>
          <table:table-cell table:style-name="Table1.A1" office:value-type="string">
            <text:p text:style-name="P6"><text:span text:style-name="T5">EP </text:span><text:span text:style-name="T6">Netto</text:span></text:p>
          </table:table-cell>
          <table:table-cell table:style-name="Table1.A1" office:value-type="string">
            <text:p text:style-name="P14">Menge</text:p>
          </table:table-cell>
          <table:table-cell table:style-name="Table1.F1" office:value-type="string">
            <text:p text:style-name="P21">GP Netto</text:p>
          </table:table-cell>
        </table:table-row>
        <table:table-row table:style-name="TableLine94657442986752">
          <table:table-cell table:style-name="Table1.A3" office:value-type="string">
            <text:p text:style-name="P7">[!-- BEGIN row.articles --]{titleArticle}</text:p>
          </table:table-cell>
          <table:table-cell table:style-name="Table1.B2" office:value-type="string">
            <text:p text:style-name="P8">{typArticle}</text:p>
          </table:table-cell>
          <table:table-cell table:style-name="Table1.C3" office:value-type="string">
            <text:p text:style-name="P4">{refArticle}</text:p>
          </table:table-cell>
          <table:table-cell table:style-name="Table1.D2" office:value-type="string">
            <text:p text:style-name="P4">{HTPriceArticle}</text:p>
          </table:table-cell>
          <table:table-cell table:style-name="Table1.E2" office:value-type="string">
            <text:p text:style-name="P4">{nbA}</text:p>
          </table:table-cell>
          <table:table-cell table:style-name="Table1.F2" office:value-type="string">
            <text:p text:style-name="P4">{HTPriceTotalArticle}[!-- END row.articles --]</text:p>
          </table:table-cell>
        </table:table-row>
        <table:table-row table:style-name="Table1.3">
          <table:table-cell table:style-name="Table1.A3" office:value-type="string">
            <text:p text:style-name="P7"/>
          </table:table-cell>
          <table:table-cell table:style-name="Table1.B3" office:value-type="string">
            <text:p text:style-name="P7"/>
          </table:table-cell>
          <table:table-cell table:style-name="Table1.C3" office:value-type="string">
            <text:p text:style-name="P4"/>
          </table:table-cell>
          <table:table-cell table:style-name="Table1.D3" table:number-columns-spanned="2" office:value-type="string">
            <text:p text:style-name="P15">Gesamt Bruttopreis</text:p>
          </table:table-cell>
          <table:covered-table-cell/>
          <table:table-cell table:style-name="Table1.F3" office:value-type="string">
            <text:p text:style-name="P17">{totalttc}{title_money}</text:p>
          </table:table-cell>
        </table:table-row>
        <table:table-row table:style-name="TableLine94657536807168">
          <table:table-cell table:style-name="Table1.A4" table:number-columns-spanned="6" office:value-type="string">
            <text:p text:style-name="P23"><text:span text:style-name="T10">Hinweise - </text:span><text:span text:style-name="T8">Auftragsbedingungen: </text:span><text:span text:style-name="T9"><text:line-break/>1. Es gilt wie oben angekreuzt VOL/B oder VOB/B.<text:line-break/>2. Es gilt Preisrecht. (PreisV 30/53)<text:line-break/>3. Gerichtsstand für alle Streitigkeiten, aus diesem Vertrag oder die anlässlich dieses Vertrages entstehen, ist Magdeburg. <text:line-break/>4. Änderungen des Vertrages bedürfen zur ihrer Wirksamkeit der Schriftform. <text:line-break/>5. Der Auftraggeber bestellt ausschließlich unter Zugrundelegung dieser Bedingungen; entgegenstehende oder von den Bedingungen des Auftraggebers abweichende Bedingungen des Auftragnehmers erkennt der Auftraggeber nicht an, es sei denn, er hätte <text:line-break/>ausdrücklich schriftlich ihrer Geltung zugestimmt. Die stillschweigende Annahme von Lieferungen oder Leistungen des <text:line-break/>Auftragnehmers sowie Zahlungen durch den Auftraggeber bedeuten kein Einverständnis mit entgegenstehenden Bedingungen des Auftragnehmers. </text:span></text:p>
            <text:p text:style-name="P1">6. Eine gültige Freistellungsbescheinigung zum Steuerabzug bei Bauleistungen gemäß § 48b Abs. 1 Satz 1 des 6. EStG ist der Rechnung in Kopie beizufügen!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5" office:value-type="string">
            <text:p text:style-name="P5">i.A.</text:p>
          </table:table-cell>
          <table:table-cell table:style-name="Table1.A5" table:number-columns-spanned="4" office:value-type="string">
            <text:p text:style-name="P5"/>
            <text:p text:style-name="P22">…………………………………………………….………………</text:p>
          </table:table-cell>
          <table:covered-table-cell/>
          <table:covered-table-cell/>
          <table:covered-table-cell/>
          <table:table-cell table:style-name="Table1.F5" office:value-type="string">
            <text:p text:style-name="Standard"/>
          </table:table-cell>
        </table:table-row>
      </table:table>
      <text:p text:style-name="Text_20_body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Lohit Devanagari3" svg:font-family="'Lohit Devanagari'"/>
    <style:font-face style:name="Times New Roman" svg:font-family="'Times New Roman'"/>
    <style:font-face style:name="Liberation Serif1" svg:font-family="'Liberation Serif'" style:font-adornments="Regular" style:font-family-generic="roman"/>
    <style:font-face style:name="Arial" svg:font-family="Arial" style:font-pitch="variable"/>
    <style:font-face style:name="Lohit Devanagari1" svg:font-family="'Lohit Devanagari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3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3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6875in" fo:margin-left="0.0042in" table:align="left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0.9167in"/>
    </style:style>
    <style:style style:name="Table2.C" style:family="table-column">
      <style:table-column-properties style:column-width="1.4583in"/>
    </style:style>
    <style:style style:name="Table2.D" style:family="table-column">
      <style:table-column-properties style:column-width="0.375in"/>
    </style:style>
    <style:style style:name="Table2.E" style:family="table-column">
      <style:table-column-properties style:column-width="1.5104in"/>
    </style:style>
    <style:style style:name="Table2.F" style:family="table-column">
      <style:table-column-properties style:column-width="1.1146in"/>
    </style:style>
    <style:style style:name="Table2.A1" style:family="table-cell">
      <style:table-cell-properties style:writing-mode="page"/>
    </style:style>
    <style:style style:name="M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7.5pt" officeooo:paragraph-rsid="000a66de" style:font-size-asian="17.5pt"/>
    </style:style>
    <style:style style:name="M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3.5pt" officeooo:paragraph-rsid="000a66de" style:font-size-asian="13.5pt"/>
    </style:style>
    <style:style style:name="MP3" style:family="paragraph" style:parent-style-name="Footer">
      <style:paragraph-properties fo:text-align="end" style:justify-single-word="false"/>
      <style:text-properties officeooo:paragraph-rsid="006ce0f4"/>
    </style:style>
    <style:style style:name="MP4" style:family="paragraph" style:parent-style-name="Footer">
      <style:paragraph-properties fo:text-align="end" style:justify-single-word="false"/>
      <style:text-properties officeooo:paragraph-rsid="007c8380"/>
    </style:style>
    <style:style style:name="MP5" style:family="paragraph" style:parent-style-name="Standard">
      <style:text-properties style:font-name="Liberation Serif" fo:font-size="8pt" officeooo:paragraph-rsid="007c8380" style:font-size-asian="8pt" style:font-size-complex="8pt"/>
    </style:style>
    <style:style style:name="MT1" style:family="text">
      <style:text-properties officeooo:rsid="00675ab7"/>
    </style:style>
    <style:style style:name="MT2" style:family="text">
      <style:text-properties officeooo:rsid="004d101b"/>
    </style:style>
    <style:style style:name="MT3" style:family="text">
      <style:text-properties officeooo:rsid="000d107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.0008in" fo:margin-bottom="0.1965in"/>
      </style:header-style>
      <style:footer-style>
        <style:header-footer-properties fo:min-height="0.2402in" fo:margin-left="0in" fo:margin-right="0in" fo:margin-top="0.2in" fo:background-color="transparent" style:dynamic-spacing="true" draw:fill="non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char" svg:x="4.8252in" svg:y="-0.6217in" svg:width="1.0728in" svg:height="1.2091in" draw:z-index="17"><draw:image xlink:href="Pictures/10000000000001520000017D2B9B046443A2DA5A.png" xlink:type="simple" xlink:show="embed" xlink:actuate="onLoad" loext:mime-type="image/png"/></draw:frame><text:tab/>Landeshauptstadt Magdeburg</text:p>
        <text:p text:style-name="MP2"><text:s text:c="13"/><text:tab/>D<text:span text:style-name="MT1">ie</text:span> Oberbürgermeiste<text:span text:style-name="MT2">r</text:span><text:span text:style-name="MT1">in</text:span><text:span text:style-name="MT2"> </text:span></text:p>
      </style:header>
      <loext:header-first>
        <text:p text:style-name="MP1"><draw:frame draw:style-name="Mfr1" draw:name="Image3" text:anchor-type="char" svg:x="4.8252in" svg:y="-0.6217in" svg:width="1.0728in" svg:height="1.2091in" draw:z-index="18"><draw:image xlink:href="Pictures/10000000000001520000017D2B9B046443A2DA5A.png" xlink:type="simple" xlink:show="embed" xlink:actuate="onLoad" loext:mime-type="image/png"/></draw:frame><text:tab/>Landeshauptstadt Magdeburg</text:p>
        <text:p text:style-name="MP2"><text:s text:c="13"/><text:tab/>D<text:span text:style-name="MT1">ie</text:span> Oberbürgermeiste<text:span text:style-name="MT2">r</text:span><text:span text:style-name="MT1">in</text:span><text:span text:style-name="MT2"> </text:span></text:p>
      </loext:header-first>
      <style:footer>
        <text:p text:style-name="MP3"/>
        <text:p text:style-name="MP3"><text:page-number text:select-page="current">1</text:page-number><text:s/><text:span text:style-name="MT3">von </text:span><text:span text:style-name="MT3"><text:page-count>1</text:page-count></text:span></text:p>
      </style:footer>
      <loext:footer-first>
        <text:p text:style-name="MP3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row table:style-name="TableLine94657465994832">
            <table:table-cell table:style-name="Table2.A1" office:value-type="string">
              <text:p text:style-name="MP5">Telefon(03 91) 5 40 –</text:p>
              <text:p text:style-name="MP5">Telefax(03 91) 5 40 21 11</text:p>
              <text:p text:style-name="MP5"/>
              <text:p text:style-name="MP5">USt-IDNr. DE 139311977</text:p>
            </table:table-cell>
            <table:table-cell table:style-name="Table2.A1" office:value-type="string">
              <text:p text:style-name="MP5">Bankverbindungen:</text:p>
            </table:table-cell>
            <table:table-cell table:style-name="Table2.A1" office:value-type="string">
              <text:p text:style-name="MP5">Sparkasse MagdeBurg:</text:p>
              <text:p text:style-name="MP5">Volksbank Magdeburg:</text:p>
              <text:p text:style-name="MP5">Commerzbank Magdeburg:</text:p>
              <text:p text:style-name="MP5">Deutsche Bank:</text:p>
            </table:table-cell>
            <table:table-cell table:style-name="Table2.A1" office:value-type="string">
              <text:p text:style-name="MP5">IBAN</text:p>
              <text:p text:style-name="MP5">IBAN</text:p>
              <text:p text:style-name="MP5">IBAN</text:p>
              <text:p text:style-name="MP5">IBAN</text:p>
            </table:table-cell>
            <table:table-cell table:style-name="Table2.A1" office:value-type="string">
              <text:p text:style-name="MP5">DE02 8105 3272 0014 0001 01</text:p>
              <text:p text:style-name="MP5">DE55 8109 3274 0001 9009 00</text:p>
              <text:p text:style-name="MP5">DE19 8104 0000 0200 2442 00</text:p>
              <text:p text:style-name="MP5">DE64 8107 0000 0117 8201 00</text:p>
            </table:table-cell>
            <table:table-cell table:style-name="Table2.A1" office:value-type="string">
              <text:p text:style-name="MP5">BIC NOLADE21MDG</text:p>
              <text:p text:style-name="MP5">BIC GENODEF1MD1</text:p>
              <text:p text:style-name="MP5">BIC COBADEFF810</text:p>
              <text:p text:style-name="MP5">BIC DEUTDE8MXX</text:p>
            </table:table-cell>
          </table:table-row>
        </table:table>
        <text:p text:style-name="MP4"/>
        <text:p text:style-name="MP4"><text:page-number text:select-page="current">1</text:page-number><text:s/><text:span text:style-name="MT3">von </text:span><text:span text:style-name="MT3"><text:page-count>1</text:page-count></text:span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08:32:31.252845346</meta:creation-date>
    <dc:date>2022-07-18T16:52:36.120235514</dc:date>
    <meta:editing-duration>PT4H57M18S</meta:editing-duration>
    <meta:editing-cycles>98</meta:editing-cycles>
    <meta:generator>LibreOffice/6.4.7.2$Linux_X86_64 LibreOffice_project/40$Build-2</meta:generator>
    <meta:document-statistic meta:table-count="2" meta:image-count="2" meta:object-count="0" meta:page-count="1" meta:paragraph-count="46" meta:word-count="228" meta:character-count="1754" meta:non-whitespace-character-count="1533"/>
  </office:meta>
</office:document-meta>
</file>